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4.161cm"/>
      <style:paragraph-properties style:writing-mode="lr-tb"/>
    </style:style>
    <style:style style:name="pr2" style:family="presentation" style:parent-style-name="Blue_5f_Curve-subtitle">
      <style:graphic-properties draw:fill-color="#ffffff" fo:min-height="2.394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color="#000000" loext:opacity="100%" loext:color-lum-mod="100%" loext:color-lum-off="0%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5cm" svg:height="4.161cm" svg:x="1.5cm" svg:y="3.839cm" presentation:class="title" presentation:user-transformed="true">
          <draw:text-box>
            <text:p text:style-name="P1">Проект<text:line-break/>Чат-бот напоминалка</text:p>
          </draw:text-box>
        </draw:frame>
        <draw:frame presentation:style-name="pr2" draw:text-style-name="P4" draw:layer="layout" svg:width="13.5cm" svg:height="2.394cm" svg:x="12.5cm" svg:y="8.106cm" presentation:class="subtitle" presentation:user-transformed="true">
          <draw:text-box>
            <text:p text:style-name="P3"><text:span text:style-name="T1">Автор: Башкатов Дмитрий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 text:style-name="P6">Идея проекта</text:p>
          </draw:text-box>
        </draw:frame>
        <draw:frame presentation:style-name="pr5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Я решил написать бота, который будет в определённое </text:span><text:span text:style-name="T2">присылать напоминание о чем либо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Используемые технологии</text:p>
          </draw:text-box>
        </draw:frame>
        <draw:frame presentation:style-name="pr8" draw:text-style-name="P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2">Проект реализован с помощью python-telegram-api. Для </text:span><text:span text:style-name="T2">хранения данных используется js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Использование программы</text:p>
          </draw:text-box>
        </draw:frame>
        <draw:frame presentation:style-name="pr8" draw:text-style-name="P7" draw:layer="layout" svg:width="26cm" svg:height="11cm" svg:x="1cm" svg:y="2.5cm" presentation:class="outline" presentation:user-transformed="true">
          <draw:text-box>
            <text:list text:style-name="L2">
              <text:list-item>
                <text:p><text:span text:style-name="T2">Команда /start создаёт напоминание. После её ввода следует </text:span><text:span text:style-name="T2">установить дату, время, имя и, опционально, информацию о </text:span><text:span text:style-name="T2">напоминани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21:51:16.141749334</meta:creation-date>
    <meta:editing-duration>PT34M23S</meta:editing-duration>
    <meta:editing-cycles>8</meta:editing-cycles>
    <meta:generator>LibreOffice/7.5.2.2$Linux_X86_64 LibreOffice_project/50$Build-2</meta:generator>
    <dc:title>Blue Curve</dc:title>
    <dc:date>2023-04-23T08:07:47.006151876</dc:date>
    <meta:document-statistic meta:object-count="53"/>
  </office:meta>
</office:document-meta>
</file>